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|fue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office:value-type="string" calcext:value-type="string">
            <text:p>tozjo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office:value-type="string" calcext:value-type="string">
            <text:p>re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|noi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office:value-type="string" calcext:value-type="string">
            <text:p>re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chier|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PROadv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68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4</text:p>
          </table:table-cell>
          <table:table-cell office:value-type="string" calcext:value-type="string">
            <text:p>retrové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1|escu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2|loi3|l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0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2|losengier3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1|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7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|säac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table:number-columns-repeated="2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6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aire|pere1|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eignëor2|poignëor1|poignëor2|poignëo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t1|fon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|pois2|pois3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7</text:p>
          </table:table-cell>
          <table:table-cell office:value-type="string" calcext:value-type="string">
            <text:p>renoi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|hante1|hant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1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mal1+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6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04T14:11:23.990614610</dc:date>
    <dc:creator>jbc </dc:creator>
    <meta:editing-duration>PT1H48M37S</meta:editing-duration>
    <meta:editing-cycles>9</meta:editing-cycles>
    <meta:generator>LibreOffice/4.2.8.2$Linux_X86_64 LibreOffice_project/420m0$Build-2</meta:generator>
    <meta:document-statistic meta:table-count="1" meta:cell-count="10286" meta:object-count="0"/>
  </office:meta>
</office:document-meta>
</file>